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82c3e"/>
    </style:style>
    <style:style style:name="P2" style:family="paragraph" style:parent-style-name="Preformatted_20_Text">
      <style:paragraph-properties style:writing-mode="lr-tb"/>
      <style:text-properties officeooo:paragraph-rsid="00082c3e"/>
    </style:style>
    <style:style style:name="P3" style:family="paragraph" style:parent-style-name="Preformatted_20_Text">
      <style:paragraph-properties fo:margin-top="0in" fo:margin-bottom="0.1965in" style:contextual-spacing="false" style:writing-mode="lr-tb"/>
      <style:text-properties officeooo:paragraph-rsid="00082c3e"/>
    </style:style>
    <style:style style:name="P4" style:family="paragraph" style:parent-style-name="Standard">
      <style:text-properties officeooo:paragraph-rsid="00082c3e"/>
    </style:style>
    <style:style style:name="P5" style:family="paragraph" style:parent-style-name="Text_20_body">
      <style:text-properties officeooo:paragraph-rsid="00082c3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Preformatted_20_Text">
      <style:paragraph-properties style:writing-mode="lr-tb"/>
      <style:text-properties officeooo:paragraph-rsid="00082c3e"/>
    </style:style>
    <style:style style:name="P8" style:family="paragraph" style:parent-style-name="Standard">
      <style:text-properties fo:font-weight="bold" officeooo:paragraph-rsid="000aedf7" style:font-weight-asian="bold" style:font-weight-complex="bold"/>
    </style:style>
    <style:style style:name="P9" style:family="paragraph" style:parent-style-name="Text_20_body" style:list-style-name="L1">
      <style:text-properties officeooo:paragraph-rsid="00082c3e"/>
    </style:style>
    <style:style style:name="P10" style:family="paragraph" style:parent-style-name="Text_20_body" style:list-style-name="L2">
      <style:text-properties officeooo:paragraph-rsid="00082c3e"/>
    </style:style>
    <style:style style:name="P11" style:family="paragraph" style:parent-style-name="Text_20_body" style:list-style-name="L3">
      <style:text-properties officeooo:paragraph-rsid="00082c3e"/>
    </style:style>
    <style:style style:name="T1" style:family="text">
      <style:text-properties officeooo:rsid="00082c3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cd ~/mobile_manipulator/robot_models/scout_ros2</text:span></text:p>
      <text:p text:style-name="P6">rm -rf install build log</text:p>
      <text:p text:style-name="P2"><text:span text:style-name="Source_20_Text"><text:span text:style-name="T2">colcon build --symlink-install</text:span></text:span></text:p>
      <text:p text:style-name="P2"/>
      <text:p text:style-name="P8">source /opt/ros/humble/setup.bash</text:p>
      <text:p text:style-name="P6">source install/setup.bash</text:p>
      <text:p text:style-name="Standard"/>
      <text:p text:style-name="Standard">ros2 launch scout_gazebo scout_full_gazebo.launch.py</text:p>
      <text:p text:style-name="P4">ros2 launch scout_gazebo scout_<text:span text:style-name="T1">base</text:span>_gazebo.launch.py</text:p>
      <text:p text:style-name="Standard"/>
      <text:h text:style-name="P1" text:outline-level="2"><text:span text:style-name="Strong_20_Emphasis">3️⃣ Steps to get it working</text:span></text:h>
      <text:list xml:id="list3762503797" text:style-name="L1">
        <text:list-item>
          <text:p text:style-name="P9"><text:span text:style-name="Strong_20_Emphasis">Ensure ROS2 workspace is built</text:span>:</text:p>
        </text:list-item>
      </text:list>
      <text:p text:style-name="P2"><text:span text:style-name="Source_20_Text">cd ~/mobile_manipulator/robot_models/scout_ros2/</text:span></text:p>
      <text:p text:style-name="P2"><text:span text:style-name="Source_20_Text">colcon build --symlink-install</text:span></text:p>
      <text:p text:style-name="P3"><text:span text:style-name="Source_20_Text">source install/setup.bash</text:span></text:p>
      <text:list xml:id="list3763455185" text:style-name="L2">
        <text:list-item>
          <text:p text:style-name="P10"><text:span text:style-name="Strong_20_Emphasis">Modify </text:span><text:span text:style-name="Source_20_Text">scout_gazebo.launch.py</text:span> if necessary to point to:</text:p>
          <text:list>
            <text:list-item>
              <text:p text:style-name="P10"><text:span text:style-name="Source_20_Text">scout_description/urdf/scout_full.xacro</text:span></text:p>
            </text:list-item>
            <text:list-item>
              <text:p text:style-name="P10"><text:span text:style-name="Source_20_Text">scout_gazebo/worlds/empty.world</text:span></text:p>
            </text:list-item>
            <text:list-item>
              <text:p text:style-name="P10"><text:span text:style-name="Source_20_Text">scout_description/rviz/display.rviz</text:span></text:p>
            </text:list-item>
          </text:list>
        </text:list-item>
        <text:list-item>
          <text:p text:style-name="P10"><text:span text:style-name="Strong_20_Emphasis">Run the launch file</text:span>:</text:p>
        </text:list-item>
      </text:list>
      <text:p text:style-name="P3"><text:span text:style-name="Source_20_Text">ros2 launch scout_gazebo scout_gazebo.launch.py</text:span></text:p>
      <text:p text:style-name="P5">You should see:</text:p>
      <text:list xml:id="list472510396" text:style-name="L3">
        <text:list-item>
          <text:p text:style-name="P11">Gazebo opens empty world.</text:p>
        </text:list-item>
        <text:list-item>
          <text:p text:style-name="P11">Scout robot spawns at <text:span text:style-name="Source_20_Text">(0,0,0.1)</text:span>.</text:p>
        </text:list-item>
        <text:list-item>
          <text:p text:style-name="P11">RViz opens with the configured displa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9:10:03.827439329</meta:creation-date>
    <dc:date>2026-01-02T19:17:49.377915070</dc:date>
    <meta:editing-duration>PT6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87" meta:character-count="772" meta:non-whitespace-character-count="718"/>
  </office:meta>
</office:document-meta>
</file>